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pequeño mayúscula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pequeña mayúscula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pequeña mayúscula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pequeña mayúscula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pequeña mayúscula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modificador de pequeño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modificador de pequeño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ción pequeña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índice pequeña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índice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índice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ción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símbolo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símbolo kai grieg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épsilon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Matemática Bold Capital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Matemática negrita pequeño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triángulo</text:p>
          </table:table-cell>
          <table:table-cell office:value-type="string" calcext:value-type="string">
            <text:p/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ale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guím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dálet</text:p>
          </table:table-cell>
          <table:table-cell office:value-type="string" calcext:value-type="string">
            <text:p/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con diéresis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con diéresis y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con diéresis y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con diéresis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con diéresis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con punto arriba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con pecíolo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con ring above y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con diéresis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con tilde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con Dot Above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on cedilla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con macrón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con macrón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on cedilla y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con diéresis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con punto debajo y mac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con tilde y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con tilde y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con macrón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con macrón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con punto debajo y mac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con agudo y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on carón y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con punto debajo y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con tilde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con macrón y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con acento circunflejo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con acento circunflejo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con acento circunflejo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con acento circunflejo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con acento circunflejo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con breve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con breve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con breve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con breve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con breve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con acento circunflejo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con acento circunflejo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con acento circunflejo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con acento circunflejo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con acento circunflejo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con acento circunflejo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con acento circunflejo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con acento circunflejo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con acento circunflejo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con acento circunflejo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with horn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with horn and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with horn and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with horn and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con cuerno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con cuerno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con cuerno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con cuerno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con cuerno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con cuerno y punto debajo</text:p>
          </table:table-cell>
          <table:table-cell office:value-type="string" calcext:value-type="string">
            <text:p/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barr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con gu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con gu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con gu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con lín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tach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con lín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parada glotal invertida con lín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con lín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con línea y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pequeña e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pequeña sin puntos j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pequeña sin puntos j con trazo y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parada glotal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parada invertida glotal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de lado O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con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arga s con trazo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pequeña s larga con trazo al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delta co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s larga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 pequeña lat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s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con barra enc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o se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con barra enc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con pierna derecha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con cuer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dos to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invertido Esh bu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con palatal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con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con c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o ci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con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latín letra pequeña 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 letra pequeña lat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pequeña Ezh con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latín letra pequeña 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e co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con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con ri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con ri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con ri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con ri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letra pequeña latina 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latín letra pequeña 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con cola cruz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con cola sw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latín letra pequeña parada glo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con cola de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convertida en u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fa minúscula lat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convertida en alf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abierta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con ri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con c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invertida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pequeña Schwa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e abier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invertida abierta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letra pequeña latina invertida E abierta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errada invertida abierta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escritura latina de letras pequeñas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latín letra pequeña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cuerno de carnero de letra pequeña lat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girada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pequeña letra latina Heng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latín letra minúscula 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con cintu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etra L latina pequeña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girada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vuelta M con pierna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con ganch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letra minúscula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latin Small Letter 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Letra pequeña lat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vuelta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vuelta R con pierna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vuelta R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con pierna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con c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con anzue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invertida R con anzue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Pequeña letra latina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Latín letra pequeña en cuclillas invertida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minúscula latina con ri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vuelta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Letra de letra pequeña latina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convertida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girada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vuelta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con ri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faríngea con voz fricati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invertida parada glo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estirada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Carta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errada abierta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vuelta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pequeña letra 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Letra pequeña latina Dz Digraph con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Latín letra pequeña 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Letra pequeña latina 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Latín letra pequeña Tc Digraph con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Letra pequeña latina 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pequeña letra 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pequeña letra 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percusion bilabi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de percusión bide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convertida en H con anzue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convertida en H con anzuelo y c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vuelta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convertida abierta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convertida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de lado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de lado abierto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vuelta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mitad superior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Letra latina, letra inferior, mitad inferior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hacia los lado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de lado diaeresizada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girada hacia los lados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Carta latina expresada espirante larínge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con anzuelo y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con tilde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con tilde med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girada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con tach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con gancho palat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con gancho palat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con gancho palat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con gancho palat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con gancho palat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Pequeña letra latina Esh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con gancho pala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fa latina pequeña letra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con gancho y c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pequeña E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E Pequeña Open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E abierta invertido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pequeña Schwa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pequeña latina Open O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de letra pequeña latina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pequeña Ezh con gancho retro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ida por apóstrof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/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a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a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a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a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a con anil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e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e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e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i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i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i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i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eñ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o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o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o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o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u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u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u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u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Y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y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a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a con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c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c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c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c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d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e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e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e con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e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g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g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g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g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h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i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i con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i si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j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k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l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l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l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l con punto medi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n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n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n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o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o con doble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r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r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r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s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s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s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s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t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t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u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u con anill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u con doble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u con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w con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y con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z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z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z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a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i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o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u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g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k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o con pecío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j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g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n con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a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a con letras inverti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e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e con letras inverti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i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i con Breve invert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o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o con letras inverti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r con doble sepulc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r con letras inverti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u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u con letras inverti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s con com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t con com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h con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con u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e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o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con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s in punto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a con anill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b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b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d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d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d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d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e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con tilde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f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con mac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h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h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h con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h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h con breve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con tilde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k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k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l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l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n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n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n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p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p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r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r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s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s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t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t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t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u con diéresis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con tilde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u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v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w con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w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w con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w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w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x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x con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y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z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z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t con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w con anill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y con anill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a con medio derecho de anil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a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a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e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e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i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i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o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o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u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u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y con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y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y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con tilde</text:p>
          </table:table-cell>
          <table:table-cell office:value-type="string" calcext:value-type="string">
            <text:p/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índice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índic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índice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índice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índice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índice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índice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índice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índice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índice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índice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constante de plan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ando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ando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ando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ando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ando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ando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ando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ando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ando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ando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ando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ando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ando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índice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índice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índice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índice latino letra pequeña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ando r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ando letra minúscula en latín, aplanado, abier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ando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ando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ando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ando Letra Pequeña Latina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ando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ando la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ando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ando pequeña mayúscula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ando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ando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ando pequeña mayúscula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ando pequeña mayúscula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ando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ando pequeña mayúscula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ando pequeña mayúscula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ando pequeña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ando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ando larga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ando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índice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índice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índice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índice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índice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concha de tortuga con corchetes mayúscula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írculo itálico mayúscula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írculo itálico mayúscula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uzada negativa cuadrada Mayúscula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mayúscula U con diéresis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mayúscula U con diéresis y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mayúscula U con diéresis y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mayúscula U con diéresis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mayúscula A con diéresis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mayúscula A con punto arriba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mayúscula O con pecíolo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mayúscula A con ring above y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mayúscula O con diaéresis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mayúscula O con tilde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mayúscula O con dot above y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mayúscula C con cedilla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mayúscula E con macrón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mayúscula E con macrón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mayúscula E with cedilla an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mayúscula I con diéresis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mayúscula L con punto debajo y mac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mayúscula O con tilde y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mayúscula O con tilde y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mayúscula O con macrón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mayúscula O con macrón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mayúscula R con punto debajo y mac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mayúscula S con agudo y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mayúscula S con carón y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mayúscula S con punto debajo y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mayúscula U con tilde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mayúscula U con macrón y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mayúscula A con acento circunflejo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mayúscula A con acento circunflejo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mayúscula A con acento circunflejo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mayúscula A con acento circunflejo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mayúscula A con acento circunflejo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mayúscula A con breve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mayúscula A con breve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mayúscula A con breve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mayúscula A con breve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mayúscula A con breve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mayúscula E con acento circunflejo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mayúscula E con acento circunflejo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mayúscula E con acento circunflejo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mayúscula E con acento circunflejo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mayúscula E con acento circunflejo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mayúscula O con acento circunflejo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mayúscula O con acento circunflejo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mayúscula O con acento circunflejo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mayúscula O con acento circunflejo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mayúscula O con acento circunflejo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mayúscula O with horn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mayúscula O with horn and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mayúscula O with horn and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mayúscula O with horn and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mayúscula O con cuerno y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mayúscula U con cuerno y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mayúscula U con cuerno y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mayúscula U con cuerno y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mayúscula U con cuerno y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mayúscula U con cuerno y punto debajo</text:p>
          </table:table-cell>
          <table:table-cell office:value-type="string" calcext:value-type="string">
            <text:p/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ayúscula A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ayúscula A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ayúscula A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mayúscula A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ayúscula A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ayúscula A con anil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ayúscula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ayúscula 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ayúscula E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ayúscula E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ayúscula E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ayúscula I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ayúscula I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ayúscula I acento circum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ayúscula I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mayúscula Ñ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ayúscula O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ayúscula O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ayúscula O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mayúscula O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ayúscula O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ayúscula U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ayúscula U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ayúscula U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ayúscula U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ayúscula Y ag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mayúscula 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ayúscula A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ayúscula A con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ayúscula C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ayúscula C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ayúscula C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ayúscula C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ayúscula D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mayúscula 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ayúscula E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ayúscula E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ayúscula E con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ayúscula E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ayúscula G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ayúscula G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ayúscula G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ayúscula G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ayúscula H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mayúscula I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mayúscula I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ayúscula I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ayúscula I con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ayúscula I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ayúscula J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ayúscula K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ayúscula L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ayúscula L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ayúscula L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ayúscula L con punto medi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ayúscula N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ayúscula N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ayúscula n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mayúscula O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ayúscula O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ayúscula O con doble acento agudo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ayúscula R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ayúscula R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ayúscula R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ayúscula S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ayúscula S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ayúscula S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ayúscula S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ayúscula T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ayúscula T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mayúscula U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mayúscula U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ayúscula U con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ayúscula U con anill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ayúscula U con doble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ayúscula U con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ayúscula W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ayúscula Y con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ayúscula Y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ayúscula Z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ayúscula Z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ayúscula Z con ca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ayúscula A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ayúscula I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ayúscula O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ayúscula U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ayúscula G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ayúscula K con ac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ayúscula O con pecío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ayúscula G con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ayúscula N con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ayúscula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ayúscula a con breve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ayúscula E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ayúscula E con Breve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ayúscula I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ayúscula I con Breve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ayúscula O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ayúscula O con Breve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ayúscula R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ayúscula R con breve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ayúscula U con doble tu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ayúscula U con breve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ayúscula S con com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ayúscula T con com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ayúscula H con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ayúscula con u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ayúscula E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ayúscula O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Mayúscula Y con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ayúscula A con anill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ayúscula B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ayúscula B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mayúscula B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ayúscula D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ayúscula D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mayúscula D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ayúscula D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ayúscula D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ayúscula E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mayúscula E con tilde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ayúscula F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mayúscula G con macr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ayúscula H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ayúscula H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ayúscula H con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ayúscula H con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ayúscula H con breve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mayúscula I con tilde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ayúscula K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ayúscula K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mayúscula K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ayúscula L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mayúscula L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ayúscula L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ayúscula M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ayúscula M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ayúscula M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ayúscula N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ayúscula N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mayúscula N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ayúscula N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ayúscula P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ayúscula P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ayúscula R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ayúscula R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mayúscula R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ayúscula S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ayúscula S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ayúscula T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ayúscula T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mayúscula T con línea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ayúscula T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ayúscula U con diéresis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mayúscula U con tilde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ayúscula U con acento circunflej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mayúscula V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ayúscula V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ayúscula W con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ayúscula W con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ayúscula W con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ayúscula W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ayúscula W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ayúscula X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ayúscula X con 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ayúscula Y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ayúscula Z con acento 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ayúscula Z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mayúscula Z with lin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ayúscula A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ayúscula A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ayúscula E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ayúscula E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mayúscula E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ayúscula I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ayúscula I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ayúscula O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ayúscula O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ayúscula U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ayúscula U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ayúscula Y con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ayúscula Y con punto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ayúscula Y con ganch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mayúscula Y con tilde</text:p>
          </table:table-cell>
          <table:table-cell office:value-type="string" calcext:value-type="string">
            <text:p/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ángulo recto con ar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ángulo recto con flecha zigzag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ángulo sól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Ángulo medido de apertura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Variante de ángulo recto con 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ángulo recto medido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Ángulo con S dent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Ángul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Ángulo esférico de apertura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Apertura de ángulo esfér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Ángulo de gi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Ángulo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ángulo con barr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ángulo inverso con barr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ángulo oblicuo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ángulo oblicuo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to the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to the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/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flech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flech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flech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flech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flecha izquierda y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flecha arriba y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flecha a nor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flecha a nord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flecha a sur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flecha a sur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flecha electr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flech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flech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flecha arriba entre dos barras horizont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flecha hacia la derecha con cabeza an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flecha Sureste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flecha hacia la derecha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flecha de dos cabezas hacia la derech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flecha de dos cabezas hacia la derecha con doble movimient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ble flecha hacia la izquierd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ble flecha hacia la derech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izquierda Derecha Doble Flech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rightwards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ble flecha hacia la izquierda de l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flecha doble hacia la derecha de l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flecha hacia abajo con trazo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flecha hacia arriba con trazo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wards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wards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wards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wards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flecha hacia la derecha con col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flecha hacia la derecha con la cola con doble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wards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flecha de dos cabezas hacia la derecha con col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flecha de dos cabezas hacia la derecha con cola con doble movimient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cola de flech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flecha desde barra hacia diamante 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flechas del noroeste y sur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flecha noreste y sud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flecha a noroeste con garf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flecha a nordeste con garf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flecha a sureste con garf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flecha a suroeste con garf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flechas a noroeste y nord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flechas a nordeste y sud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flechas a suddeste y sud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creciente Cruce de la Cruz del Sureste de la Fl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flecha ondul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flecha que apunta hacia la derecha y luego curva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flecha hacia la derecha que gir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flecha hacia abajo que gir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flecha hacia abajo que gir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flecha semicircular a la derecha en sentido 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flecha semicircular a la izquierda en sentido anti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círculo cerrado en sentido contrario a las agujas del relo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írculo cerrado en el sentido de las agujas del relo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flecha hacia la derecha sobre la flecha cort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flecha hacia la izquierda sobre la flecha cort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flecha corta hacia la derecha arriba flech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flecha con más su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flecha hacia la izquierda con más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flecha hacia la derecha a través de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flecha hacia la izquierda a través de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dos cabezas de flecha hacia arriba desde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ound impli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flecha con ig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flecha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tilde con flech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tilde con fl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flecha con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flecha hacia la izquierda con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flecha hacia la izquierda a través de menos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flecha con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flecha hacia la izquierda con inclu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flecha izquierda tach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flecha tach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flecha ondulad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flecha ondul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flecha izquierda con doble pun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flecha con doble punta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flecha derechaa con doble pun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flecha con doble punt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flecha izquierda con c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flecha derecha con c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flecha izquierda 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barra con fl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flecha derecha 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flecha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flecha arriba y abajo con ba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flecha izquierda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flecha con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flecha izquierda con l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flecha con l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flecha ondulada izquierda y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flecha izquierda y derecha tach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flecha zigzag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flecha arriba con punt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flecha arriba con punt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flecha abajo con punt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flecha abajo con punt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flecha derecha desde esquin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flecha hacia abajo desde esquin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flecha semicircular superior en sentido anti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flecha semicircular superior en sentido 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flecha noroeste a barra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flecha izquierda a barra arriba de flecha derecha 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flecha circular abierta en sentido anti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flecha circular abierta en sentido 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flecha derecha arriba de flech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flecha arriba a la izquierda de flech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flecha izquierda arriba de flech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dos flechas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dos flechas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dos flech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s flechas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flecha doble izquierda tach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flecha doble izquierda y derecha tach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flecha doble tach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flecha doble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flecha doble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flecha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flecha doble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flecha doble izquierda-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flecha do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flecha doble hacia nor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flecha doble hacia nord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flecha doble hacia sud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flecha doble hacia sud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flecha triple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flecha trip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flecha ondulad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flecha ondul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flecha hacia arriba con doble tach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flecha hacia abajo con doble tach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flecha de puntos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flecha de puntos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flecha de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flecha de puntos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flecha izquierda 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flecha derecha 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flecha vací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flecha vacía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flecha vací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flecha vací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flecha vacía hacia arriba des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flecha blanca hacia arriba en el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flecha blanca hacia arriba sobre pedestal con barra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flecha blanca hacia arriba sobre pedestal con barra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flecha doble hacia arriba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flecha doble hacia arriba blanca e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flecha blanca hacia la derecha de la par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flecha del noroeste a la esqu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flecha del sudeste a la esqu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arriba abajo flecha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flecha derecha con círculo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upwards arrow to the right of downwards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res flechas 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flecha hacia la izquierd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flecha hacia la derech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flecha izquierda derech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flecha hacia la izquierda con doble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flecha hacia la derecha con doble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flecha izquierda derecha con doble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flecha izquierda con punta vací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flecha izquierda con punta vací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flecha izquierda derecha con punta vací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círculo roto con la flecha del nor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flecha pesada del nor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punto de dibujo Flech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flecha hacia la derecha con punta redonda redo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flecha hacia la derecha con forma de tri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flecha hacia la derecha con forma de triángul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triángulo punteado hacia la flech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flecha hacia la derecha con forma de triángulo de traz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flecha hacia la derech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punta de flecha tridimensional hacia la derecha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punta de flecha hacia la derecha con iluminación inferior en tres dimension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punta de flecha negr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pesado negro curvado hacia abajo y hacia la derecha fl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pesado negro curvado hacia arriba y hacia la derecha fl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Arrow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flecha hacia la derecha de color negro cóncava puntiaguda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sombra derecha flecha blanc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sombra hacia la izquierda blanca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-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lecha hacia la derecha blanca sombreada inclinada hacia del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flecha hacia la derecha pesada inferior, sombreada a la derecha,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flecha hacia la derecha blanca superior derecha sombreada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con muesca, flecha derecha hacia abajo, a la derecha,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con muescas, flecha derecha hacia arriba, a la derecha,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írculo pesado blanco flech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flecha hacia la derecha con plumas blanc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flecha suroriental de plumas negr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flecha hacia la derecha con plumas negr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flecha del noreste con plumas negr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flecha suroriental con plumas negras pesa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flecha derecha pesada con plumas negr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flecha del noreste con plumas negras pesa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lágrima-flecha de flech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flecha hacia la derecha con forma de lágrima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flecha hacia la derecha de cola de cuñ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flecha hacia la derecha de cola de cuña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-Outlined Outwar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flecha cuádruple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flecha cuádruple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flecha hacia la izquierda desde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flecha hacia la derecha desde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flecha con más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flecha larg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flecha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flecha larga hacia izquierda y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doble flecha larg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doble flecha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doble flecha larga hacia izquierda y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flecha larga hacia la izquierda, des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flecha larga des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doble flecha larga hacia la izquierda des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doble flecha larga des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flecha larga en zigza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flecha triple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triple flech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wards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wards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wards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wards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flech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cola de doble flech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cola de doble flech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flecha hacia diamante relleno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flecha hacia diamante 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flecha desde barra hacia diamante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flechas a sudoeste y nor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flecha Sureste Cruzando Flecha Nor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caída en diagonal que cruza la flecha nor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arco superior flech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arco inferior flech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giro negativ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giro positiv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flecha hacia la derecha semicircular inf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flecha inferior izquierda semicircular en sentido anti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flecha hacia la izquierda a través del subconj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flecha hacia la izquierda con contie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conjunto vacío con fl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conjunto vacío con flecha inver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flecha arriba a través del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diamante negro con flech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círculo blanco con flech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círculo negro con flech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con flecha hacia la izquierda con garf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flecha blanca del nor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flecha blanca del nor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flecha blanca del sur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udoeste flecha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izquierda derecha flecha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flecha negr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flecha negra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flecha negr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flecha negra del nor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flecha negra del noro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flecha negra sur e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udoeste flech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izquierda derecha flech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arriba abajo flech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flecha hacia la derecha con la punt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flecha hacia la derecha con la punta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flecha hacia la izquierda con la punt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flecha hacia la izquierda con la punta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flecha izquierda con círculo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res flechas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flecha izquierda con un círculo má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flecha de flecha larg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flecha de dos cabezas hacia la izquierd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flecha de dos cabezas hacia la izquierda con doble movimient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flecha de dos cabezas hacia la izquierda de l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flecha triple de dos cabezas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flecha hacia la izquierda con tallo punte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flecha hacia la izquierda con col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flecha hacia la izquierda con cola con doble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flecha de dos cabezas hacia la izquierda con c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flecha de dos cabezas hacia la izquierda con cola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flecha de dos cabezas hacia la izquierda con cola con doble movimient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flecha hacia la izquierda a través de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ola flecha apuntando directamente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signo de igual flecha arriba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operador de tilde inverso sobre la flech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flecha hacia la izquierda sobre el reverso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flecha hacia la derecha a través de mayor-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flecha hacia la derecha a través d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flecha cuádruple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flecha cuádruple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operador de tilde inverso sobre la flech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flecha hacia la derecha sobre el reverso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operador de tilde sobre la flech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flecha hacia la izquierda por encima de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flecha hacia la izquierda sobre el operador de tilde inver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flecha hacia la derecha sobre el operador de tilde inver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flecha hacia la izquierda de medio 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flecha ascendente de medio 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flecha de medio ancho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flecha hacia abajo de medio ancho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p de weierstr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negrita de pizarra suma de n-a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mayúscula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negrita de pizarra cursiva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negrita de pizarra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negrita de pizarra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negrita de pizarra mayúscula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negrita de pizarra mayúscula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cursiva sin punto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cursiva sin punto j</text:p>
          </table:table-cell>
          <table:table-cell office:value-type="string" calcext:value-type="string">
            <text:p/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soporte cuadrado izquierdo con plu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soporte cuadrado derecho con plu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esquina sup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esquina sup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mitad superior d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mitad inferior d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paréntesis angula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ornamento de paréntesis izquierdo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adorno de paréntesis medi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ornamento pesado del soporte del ángulo que señala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ornamento pesado del soporte del ángulo que señal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ornamento de soporte de concha de tortuga izquierda lige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ornamento de corchete derecho tortug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ornamento de soporte rizado izquierdo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ornamento de soporte rizado derecho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soporte rizado blanc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derecha rizado blanco sopor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left white par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right white par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notación Z izquierda soporte de imag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corchete de imagen derecha de notación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soporte de concha de tortuga negr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abrazadera de concha de tortuga negr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soporte de ángul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soporte de ángulo rec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soporte Lenticular Izquierd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soporte Lenticular Negr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soporte lenticular blanc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soporte lenticular blanc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soporte de caparazón de tortuga blanc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soporte de concha de tortuga blanc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paréntesis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paréntesis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corchete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orchete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llave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llaves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esquina inf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esquina inf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corte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corte inf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corte superior derecho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corte sup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ángulo sup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ángulo sup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ángulo inf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ángulo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paréntesis angula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paréntesis izquierdo gancho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extensión del paréntesis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paréntesis inferior ganch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paréntesis derecho gancho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extensión del paréntesis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paréntesis inferior ganch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esquina cuadrada izquierda esquina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extensión del soporte cuadrad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esquina cuadrada izquierda esquin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esquina cuadrada derecha esquina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extensión de soporte cuadrad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esquina cuadrada derecha esquin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gancho superior rizad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pedazo medio rizad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soporte izquierdo rizado ganch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extensión de soporte riz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gancho superior rizad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pedazo medio de soporte rizad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abrazadera inferior derecha riz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extensión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extensión de línea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izquierda arriba o derecho debajo sección ll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derecha arriba o izquierdo debajo sección ll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a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parte inferior de la su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corchete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corchete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soporte cuadrado inferior sobre soporte cuadrado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parte inferior del símbolo rad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ínea de caja vertical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línea de caja vertical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paréntesis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paréntesis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corchete rizado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corchete rizad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corchete superior en tortu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corchete inferior en tortu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adorno paréntesis izquierdo aplanado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adorno paréntesis derecho medio aplan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adorno de soporte de ángulo medio apuntando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adorno de soporte de ángulo medio apuntando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ornamento de comillas en el ángulo que apunt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ornamento de comillas en ángulo recto que apunt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símbolo delimitador izquierdo de bolsa de s-formó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símbolo delimitador derecho de bolsa de s-formó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corchete vací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corchete vací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corchete agud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corchete agud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doble corchete agud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doble corchete agud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corchete de tortuga vací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corchete de tortuga vacío derecho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paréntesis plan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paréntesis plan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valla izquierda ondul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valla derecha ondul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abrazadera de ángulo curvo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abrazadera de ángulo curvo orientad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soporte superior izquierdo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medio soporte sup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abrazadera inf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medio soporte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soporte U lateral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lado derecho U sopor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ble paréntesis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paréntesis doble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paréntesis angular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paréntesis angular doble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soporte de la esquin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soporte de esquin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soporte de esquina blanc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soporte de esquina blanc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corchete vací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corchete vací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comilla doble invert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seg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comillas bajas dob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paréntesis izquierdo adorn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paréntesis derecho adorn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formulario de presentación para soporte lenticular blanco izquierd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formulario de presentación para soporte lenticular blanco vertical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aréntesis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aréntesis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llave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llave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formulario de presentación para el soporte vertical de concha de tortug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formulario de presentación para el soporte vertical de concha de tortug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formulario de presentación para el soporte lenticular negro izquierd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formulario de presentación para el soporte lenticular negro derech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formulario de presentación para soporte vertical doble ángul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formulario de presentación para el soporte de ángulo recto do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aréntesis angular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aréntesis angular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formulario de presentación para soporte de esquina vertical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formulario de presentación para soporte de esquina vertical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formulario de presentación para soporte de esquina blanco vertical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formulario de presentación para soporte de esquina vertical derecha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formulario de presentación para soporte cuadrado vertical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formulario de presentación para soporte cuadrado vertical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pequeño paréntesis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paréntesis derecho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corchete Rizado Izquierdo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corchete derecho rizado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oporte de concha pequeña tortug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pequeño corchete derecho de concha de tortu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paréntesis izquierd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paréntesis derech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soporte cuadrado izquierd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soporte cuadrado derech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corchete rizado izquierd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corchete derech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paréntesis blanco izquierd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paréntesis blanco derech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corchete de esquina izquierda de medio 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soporte de esquina derecha de medio ancho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delimitador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dibujos de cajas pesadas horizont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delimitador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dibujos de cajas Pesad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dibujos de caja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dibujos de caja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dibujos de caja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dibujos de caja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caja Dibujos Ligero C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dibujos de caja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esquina inf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dibujos de cajas abajo ligeros y pesados ​​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dibujos de cajas abajo pesados ​​y luz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dibujos de cajas pesados ​​hacia abajo y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esquina sup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dibujos de cajas hasta ligero y derech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dibujos de cajas hasta Pesadas y Liger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dibujos de cajas pesados ​​y derech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esquina sup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dibujos de cajas hasta livianos y pesados ​​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dibujos de cajas verticales pesadas y rectas liger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dibujos de cajas abajo ligeros y rectos arriba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dibujos de cajas para arriba livianos y rectos para abajo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dibujos de cajas pesadas verticales y derech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delimitador derecho y separador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cuadros de caja Vertical ligero y izquierd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dibujos de cajas para arriba Pesado y Izquierda Abajo L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dibujos de cajas abajo pesados ​​y luz izquierd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dibujos de cajas verticales pesadas y luz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dibujos de cajas abajo ligeros e izquierdos arriba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dibujos de cajas de luz pesada 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dibujos de la caja de luz derecha y izquierda abaj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cuadros de caja izquierda ligera y derecha abajo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dibujos de cajas pesados ​​y horizont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delimitador inferior y separador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dibujos de cajas izquierda pesada y derecha arriba lige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dibujos de caja derecha pesada y luz izquierd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dibujos de cajas hasta ligero y horizontal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dibujos de cajas hasta luz pesada 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dibujos de cajas a la derecha, livianos y a la izquierda,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dibujos de cajas para arriba pesados ​​y abajo luz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dibujos de cajas hacia abajo pesados ​​y hacia arriba luz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dibujos de cajas verticales pesadas y horizontales liger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dibujos de cajas Izquierda Arriba Pesada y Derecha abajo L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dibujos de caja derecha arriba pesada y izquierda abajo l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dibujos de cajas, izquierda abajo, pesada y derecha arriba, lige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dibujos de la caja derecha abajo pesada y izquierda arriba lige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dibujos de cajas abajo ligeros y ascendentes horizontales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dibujos de cajas para arriba Ligero y para abajo horizontal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dibujos de cajas a la derecha, ligeros y a la izquierda, verticales,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delimitador horizont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delimitador vertic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esquina inferior derecha, vertic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esquina inferior derecha, horizont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esquina inferior derecha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esquina inferior izquierda, vertic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esquina inferior izquierda, horizont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esquina inferior izquierda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esquina superior derecha, vertic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esquina superior derecha, horizont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delimitador izquierdo y separador horizontal dob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delimitador derecho con separador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delimitador derecho doble con separador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delimitador derecho y separador horizontal dob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delimitador superior doble con separador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delimitador superior con separador vertic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delimitador superior y separador vertical dob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delimitador inferior doble con separador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delimitador inferior con separador vertic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delimitador inferior y separador vertical dob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caja de dibujos de luz arco arriba y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dibujos de cajas Luz Diagonal Superior derecha a inf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dibujos de cajas Luz Diagonal Superior izquierda a inf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dibujos de cajas de luz diagonal cr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dibujos de cajas luz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dibujos de cajas se ilumin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dibujos de cajas 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dibujos de cajas de luz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dibujos de cajas pesados ​​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dibujos de cajas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bloque mitad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bajar un octavo blo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bloque de un cuart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bloque de tres octavos más 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bloque mitad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bloque inferior de cinco octav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bloque de tres cuartos más 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bloque de siete octavos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media cuadr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sombra lige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sombra med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sombra inten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a la derecha un octavo blo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cuadrante inf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cuadrante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cuadrante sup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cuadrante superior izquierdo e inferior izquierdo e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caja Dibujos Luz Cuadruple Tabler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dibujos de caja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esquina inf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dibujos de cajas Abajo Ligero y Derech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dibujos de cajas abajo pesados ​​y rectos liger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dibujos de cajas pesados ​​abajo y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dibujos de cajas hasta pesado y luz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dibujos de cajas pesados ​​hacia arriba y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delimitador izquierdo y separador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cuadros de caja Vertical ligero y derech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dibujos de cajas hasta pesados ​​y rectos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dibujos de cajas abajo pesados ​​y rectos arriba liger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dibujos de cajas para arriba Ligero y Izquierda Abaj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dibujos de cajas pesadas verticales e izquier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delimitador superior y separador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dibujos de cajas izquierda pesados ​​y derecha abajo l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dibujos de cajas, derecha, pesada y izquierda abajo, l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dibujos de cajas abajo ligeros y horizontales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dibujos de cajas Izquierda Ligera y Derecha Arriba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dibujos de cajas pesados ​​y horizont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cruce de separadores sencill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dibujos de cajas Izquierda Pesada y Derecha Vertical L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dibujos de caja derecha pesada y luz vertical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dibujos de cajas Vertical Ligera y Horizontal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dibujos de cajas Izquierda Ligera y Derecha Vertical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dibujos de cajas pesadas verticales y horizont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dibujos de caja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dibujos de caja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dibujos de caja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dibujos de caja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esquina superior derecha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esquina superior izquierda, vertic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esquina superior izquierda, horizont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esquina superior izquierda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delimitador izquierdo con separador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delimitador izquierdo doble con separador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cruce de separadores, vertical sencillo y horizont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cruce de separadores, vertical doble y horizontal sencil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cruce de separadores dob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dibujos de cajas de luz arco abajo y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dibujos de cajas de luz arco hacia abajo y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dibujos de cajas de luz arco arriba y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caja de dibujos pesad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dibujos de cajas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dibujos de cajas Ligero Izquierda y Pesad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dibujos de cajas iluminados y pes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dibujos de cajas Pesado Izquierda y Luz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dibujos de cajas pesados ​​y liger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bloque de tres cuartos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bloque de cinco octavos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media cuadr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bloque de tres octavos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bloque de un cuarto 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izquierda un octavo blo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cuadrante superior izquierdo e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cuadrante superior izquierdo y superior derecho e inf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cuadrante superior izquierdo y superior derecho e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cuadrante sup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cuadrante superior derecho e inf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cuadrante superior derecho e inferior izquierdo e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cuadrad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cuadrado blanco con esquinas redondea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cuadrado blanco que contiene cuadrado pequeñ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cuadrado con relleno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cuadrado con rellen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cuadrado con relleno de rayado orto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cuadrado con la esquina superior izquierda a la derech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cuadrado con la parte superior derecha hacia abajo izquierda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cuadrado con relleno de rayado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cuadrad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rectángul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rect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rectángulo rellen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rectángul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paralelogram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paralelogra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triángul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tri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triángul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tri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triángulo relleno seña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triángulo seña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triángulo relleno seña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triángulo seña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indicador de apuntar hacia la derecha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puntero de apuntar hacia la derecha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triángulo relleno señal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triángulo señal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triángulo relleno señal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triángulo señal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triángulo relleno seña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triángulo seña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triángulo relleno seña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triángulo seña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puntero relleno seña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puntero seña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diamante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diamante vacío contiene diamante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ojo de pe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romb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círculo vací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círculo punte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írculo con rellen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círcul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írculo con mitad izquierd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írculo con mitad derech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írculo con mitad inferior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írculo con mitad superior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írculo con cuadrante superior derech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írculo con cuadrante superior izquierd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semicírculo izquierd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semicírculo derech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bullet inver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círculo vacío inver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semicírculo superior vacío inver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semicírculo superior vacío inver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arco sup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arco sup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arco inf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arco inf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semicírculo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semicírcul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triángulo inferior derecha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triángulo inferior izquierda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triángulo superior izquierda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triángulo superior derecha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composi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cuadrado con mitad izquierd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cuadrado con mitad derech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cuadrado con mitad superior izquierd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cuadrado con mitad inferior derech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cuadrado con bisectri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triángulo vacío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triángulo apuntando arriba con mitad izquierd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triángulo apuntando arriba con mitad derech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círculo gran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cuadrado blanco con cuadrante sup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cuadrado blanco con cuadrante inf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cuadrado blanco con cuadrante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cuadrado blanco con cuadrante sup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círculo blanco con cuadrante sup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círculo blanco con cuadrante inferior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círculo blanco con cuadrante inf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círculo blanco con cuadrante sup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triángulo sup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triángulo sup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triángulo inferior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cuadrado mediano vací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cuadrado median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cuadrado mediano vací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cuadrado median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triángulo inferior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cuadrado con mitad superior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cuadrado con mitad inferior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cuadrado con mitad derecha superior diagonal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cuadrado con mitad diagonal izquierda inferior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ante con Mitad Izquierda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ante con mitad derech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ante con mitad superior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ante con mitad inferior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cuadrado punte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cuadrado grande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gran Plaza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cuadrado muy pequeñ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cuadrado muy pequeño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pentágon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pentágono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hexágono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hexágon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exagonal negro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circulo grande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diamante Median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diamante blanco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lozenge Median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pastilla blanca medi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pequeño diamante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lozenge pequeñ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lozenge pequeño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elipse horizontal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elipse horizontal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elipse Vertical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elipse Vertical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estrella media vací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estrella pequeñ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estrella pequeña vací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pentágono negro que señal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pentágono blanco que señal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círculo grande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óvalo pesado con interior ov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círculo pesado con círculo dent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círcul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saltire en círculo pesado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barra izquierda abajo barra derecha abajo arp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arpón a la izquierda hacia arriba y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arpón a la izquierda con púa hasta l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arpón a la derecha con púa hasta l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arpón ascendente con púa derecha 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arpón hacia abajo con púa derecha 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arpón a la izquierda con púas abajo a l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arpón a la derecha con púa abajo a l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arpón ascendente con púa izquierda 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arpón hacia abajo con la barra izquierda a l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arpón ascendente con púa izquierda 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arpón hacia abajo con barra izquierda 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arpón a la izquierda con púas arriba arriba arpón a la izquierda con púas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arpón ascendente con púa izquierda al lado arpón ascendente con pú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arpón a la derecha con púas arriba arriba arpón a la derecha con púas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arpón hacia abajo con lengüeta a la izquierda al lado arpón hacia abajo con lengüeta 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arpón a la izquierda con púa arriba arriba arpón a la derecha con pú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arpón a la izquierda con púa abajo arriba arpón a la derecha con pú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arpón a la derecha con púas arriba arriba arpón a la izquierda con púas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arpón a la derecha con púa abajo arriba arpón a la izquierda con pú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flecha izquierda con arpón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flecha izquierda con arpón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flecha arriba con arpón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flecha arriba con arpón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flecha derecha con arpón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flecha derecha con arpón de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flecha abajo con arpón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flecha abajo con arpón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arpón izquierdo arriba de arpón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arpón derecho arriba de arpón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barra izquierda arriba barra derecha abajo arp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barra izquierda abajo barra derecha arriba arp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arriba barb izquierda abajo barb derecha arp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barra izquierda arriba barra derecha arriba arp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arpón a la derecha hacia arriba y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arpón a la izquierda con púa arriba de la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arpón a la derecha con púa arriba de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arpón ascendente con púa derecha 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arpón hacia abajo con púa derecha 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arpón a la izquierda con púa abajo 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arpón a la derecha con púa abajo 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barra con arpón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arpón hacia la izquierda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barra con arpón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arpón hacia la derecha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arpón ascendente con púa izquierda al lado arpón hacia abajo con pú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arpón hacia abajo con lengüeta a la izquierda al lado arpón hacia arriba con pica 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cola de pescado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cola de pescado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barra con doble gan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cola de pez abajo</text:p>
          </table:table-cell>
          <table:table-cell office:value-type="string" calcext:value-type="string">
            <text:p/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símbolo de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signo de núm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derechos de autor de son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marca de servi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señal de telefo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regist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í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nz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ohmio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mayúscula F invert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fuente de inform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convertido sans serif mayúscula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convertido sans serif mayúscula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invertido sans serif mayúscula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convertido en sans serif mayúscula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h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rec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grados kelv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Símbolo estim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capital rotado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signo de fax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guión no rompi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a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r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r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barra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ble barra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ínea baja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comil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comil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ble da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bala triang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líder de u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dos puntos lí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puntos suspensiv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punto de separ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tanto por mil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tanto por diez m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s p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es p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acento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doble acento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prima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signo de intercal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comillas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ligadu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punto de inser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guión ba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barra de fra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ble signo de interrog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pregunta Signo de exclam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signo de interrogación de exclam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ierre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dos asteriscos alineados verticalm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signo de menos comerci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ropa interior invert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signo de puntuación de la fl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puntuación de tres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cuatro p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puntuación de cuatro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puntuación de cinco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para to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exi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no exis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conjunto vací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perteneci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no perteneci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umato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enos má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punto má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barra de divis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i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ángulo med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ángulo esfér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divid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no divid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ela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 paralela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integral de volum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integral de contorno en sentido 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integral de contorno en sentido 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integral de contorno en sentido anti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por lo ta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z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punto 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producto de guirnal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enos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intóticamente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 asintóticamente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roximadamente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roximado pero n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o aproximado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proxim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 es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se acerca al lími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étricamente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roximadamente igual a o imagen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n de o aproximadamente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dos puntos ig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igual dos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igual incluyendo anil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igual anillo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n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déntico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no es idéntico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estrictamente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menor o igual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mayor o igual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menor o igual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mayor o igual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estrictamente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estrictamente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no menor n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no mayor n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menor o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mayor o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no menor ni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no mayor ni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menor 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mayor 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no menor ni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no mayor ni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no preced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no sigu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incluido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contien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 incluido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 contien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incluido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contiene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o incluido n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o contiene ni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original cuadrado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imagen cuadrada de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original cuadrado de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intersección cuadr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unión cuadr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más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menos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por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barra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punto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ámet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en proyectividad c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en perspectividad c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línea ondul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no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pastillas cuadra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signo más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signo menos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signo de la división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delimitador de barra vertical trip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punto de notación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tipo de notación Z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valla punte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factori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almuha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ó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orci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barra oblicu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dos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punto y co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ig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interrogación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rro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rra inver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ircunfle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subray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acento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barra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admiración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av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libra esterl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arra vertical part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diér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ordinal femen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comillas angulares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eg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más 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árraf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punto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ordinal mascul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comillas angulares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terrogación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d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s p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punto en supere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anillo en supere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ble acento agu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comilla bajo 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marca de comillas simple con inversión alta-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doble com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doble comil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doble comilla bajo 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doble alto-invertido-9 comill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comillas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marca de referenc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ble signo de exclam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ra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signo de Pilcrow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ala negra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ala negra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bajo asteris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punto y coma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puntuación de dos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marca de cuatro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cruz punte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cuatro puntos vertic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índice 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paréntesis izquierdo superíndi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paréntesis derecho superíndi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igno de subíndice má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índice 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igno de subíndice es ig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índice paréntesis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índice de paréntesis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línea de propied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ampersand co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or sig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orneado pequeño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perteneci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mprend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no comprend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comprend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fin de demostr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raí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raíz cúb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raíz cuar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cion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ángulo rec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integr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integral trip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integral de contor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integral de superfic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proporción geométr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ec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tilde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s horizontal invert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uso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igual o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tod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étricamente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erencia ent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equiangular c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igual con estre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igual con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gual por definición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medido p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igual con interrog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much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much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no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n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n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igu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igue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 o es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igue o es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incluido estrictamente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contiene estrictam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familia de conj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producto de familia de conj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unión de familia de conj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imagen cuadrada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anillo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asterisco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igual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menos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más en 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menos en 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veces en 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punto en 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t horizontal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t horizontal haci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perpendicular invert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firm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verdad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obli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barra vertical torniquete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ble barra vertical doble torniquete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no prue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fal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no obli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doble barra vertical doble torniquete derecho neg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 respecto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igue respecto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subgrupo normal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iene como subgrupo norm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subgrupo normal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iene como subgrupo normal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n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fun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matriz hermitiana conjug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p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office:value-type="string" calcext:value-type="string">
            <text:p>o excluy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o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triángulo rect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operador diam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dido p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mo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factor normal izquierdo producto semidirec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factor normal derecho producto semidirec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producto semidirect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producto semidirect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tilde invertida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o riz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y riz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ble inclu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ble contie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ble interse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ble un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biel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paralela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menor que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mayor que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much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much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menor igual 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mayor igual 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menor o igual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mayor o igual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precede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sigue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no precede ni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no sigue ni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no es imagen cuadrada n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no es original cuadrada n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magen cuadrada estric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original cuadrada estric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menor que no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mayor que no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 no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igue no equival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no subgrupo normal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no contiene como subgrupo norm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no es subgrupo normal n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no contiene como subgrupo normal ni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puntos suspensivos vertic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puntos suspensivos al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puntos suspensivos diagonales subien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puntos suspensivos diagonales bajan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pertenece con trazo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pertenece con barra vertical al fin de raya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pertenece en pequeño con traz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pertenece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pertenece con barr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perteneciente subray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perteneciente subray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pertenece con dos trazos horizont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iene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iene con mar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contiene con mar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iene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perteneciente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anotación asociación de bol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bucle riz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ble bucle riz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triángulo encerrando tri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incluido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contien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punto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atrás tajo antes de subconj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obreconjunto antes de t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barra vertical con golpe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diagonal matemático de levantami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división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diagonal descendente matemát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cuadrado Lógico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cuadrado Lógico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diamante blanco con punto cent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y con punto int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o de apertura hacia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ángulo inferior derecho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ángulo inferior izquierdo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izquierdo exterior u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derecho exterior u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lleno exterior u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perpendicular inver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izquierdo y derecho doble tornique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doble T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multifunción por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t horizontal derecha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t horizontal izquierda lar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perpendicular inversa con círcul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pastilla dividida por regla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diamante cóncavo vací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diamante cóncavo con tictac haci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diamante cóncavo con tictac haci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cuadrado con tictac haci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cuadrado con tictac haci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cruce en diagonal Cruce en diagonal Caída en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diagonal descendente Cruce diagonal ascend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zigzag en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conjunto vacío invert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conjunto vacío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conjunto vacío co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írculo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barra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paralelas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írculo inverso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perpendicular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írculo dividido por barra horizontal y mitad superior dividido por barra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x superimpresa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bullet vacía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bullet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menor que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mayor que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írculo con círculo 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cuadrado con diagonal ascend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cuadrado con diagonal descend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asterisco 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pequeño círculo 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cuadrado 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dos cuadrados uni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ángulo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ángulo con barr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en tria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triángulo hacia la derecha sobre triángulo hacia l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subgrupo normal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contiene como subgrupo normal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pajarita Con Mitad Izquierd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pajarita Con Mitad Derech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pajarit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empos con Mitad Izquierd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empos con la mitad derech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reloj de arena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reloj de arena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finito in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empate sobre el infin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no infin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multimapa de doble extre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cuadrado con contorno contorne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aumenta co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igual tachado doble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igual con tilde, con doble tach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éntico a con doble tach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ermodinam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triángulo que apunta hacia abajo con la mitad izquierd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triángulo que apunta hacia abajo con la mitad derech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rombo rell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plaza blanca con err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en la Plaz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White Barred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lack Barred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círculo blanco con err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círculo negro con barras de err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operador de Solidus Inver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solidus inverso con trazo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ólido gran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sólido inverso gran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minús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operador de puntos circulares N-A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operador N-Ary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operador de los tiempos en círculo de N-A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operador de la unión N-Ary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n-Ary Union Operator con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operador de intersecciones cuadradas N-A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n-Ary Square Union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dos lógico y opera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dos lógico u opera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operador de N-Ary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dos sum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a con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operador integral cuádrup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con Doble Traz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promedio Integral c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integral en sentido antih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integral lineal para rectángulo en po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integral lineal para semicírculo en po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integral lineal excluyendo el po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en torno de un punto opera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operador integral para cuaternion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con Time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con Interse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con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con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con barr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uni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operador de triángulo izquierdo gran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composición de esquemas de notación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esquema de notación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proyección del esquema de notación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más co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más con 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tilde con más su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más con punt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tilde con má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más con 2 su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signo más con triángul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enos con co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enos con punt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signo menos con puntos que ca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signo menos con puntos crecien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más en semicírcul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más en semicírcul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producto vectori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por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por con subray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producto semidirecto con fondo cer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por en semicírculo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por en semicírculo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por en círculo con 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por en anil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división e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más en tri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enos en tri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por en tri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producto int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producto interior derec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notación Z Composición Relaci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coproduc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ción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ón con signo de 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ón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ción con b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ción con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ón con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ón sobre interse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ción sobre un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ón sobre barra, sobre interse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ción sobre barra, sobre unión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ón y un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ción e interse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unión cerr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intersección cerr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intersección cuadrada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unión cuadrada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unión cerrada con p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lógico y con punto arriba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lógico o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logical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logical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lógica o superpuesta, lógica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logical and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logical or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logical and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logical or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lógica y con do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logical and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lógica y con doble barra inferior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pequeño Vee con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lógica o con doble barra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lógica o con doble barr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notación Z Dominio Antirestri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rango de notación Z Antirestric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igual con punto su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éntico con punto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barra horizontal con doble movimient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barra horizontal con triple movimiento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operador de tilde con puntos crecien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es menos similar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e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igual a Asteris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casi igual con áng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roximadamente igual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igual con más su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igual con má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igual con operador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igual con dos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igual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res signos de igualdad consecutiv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igual entre cuatro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e con cuatro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menor que con círculo int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mayor que con círculo int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menor que con interrog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mayor que con interrog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estrictamente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estrictamente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estrictamente menor que con punto int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estrictamente mayor que con punto int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estrictamente menor que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estrictamente mayor que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estrictamente menor que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estrictamente mayor que con p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menor que o aproxim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mayor que o aproxim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menor que una línea n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mayores y una sola línea no son iguales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menor que, pero no aproximado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mayor que, pero no aproximado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menos que arriba de la doble línea igual por encima de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más que arriba de la línea doble igual sobre menos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menor, simila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mayor, simila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menor, similar 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mayor, similar 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menor, mayo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mayor, meno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estrictamente menor 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estrictamente mayor 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inclinado igual 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inclinado igual 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estrictamente menor que con punto int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estrictamente mayor que con punto int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meno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mayo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ble línea inclinada igual 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ble línea inclinada igual 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equivalente 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mayor o similar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, meno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, mayo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much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much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ble anidada menor que con barra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menor que,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mayor o men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menor que cerrado con cur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mayor que cerrado con cur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estrictamente menor que cerrado con cur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estrictamente mayor que cerrado con cur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más reducido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más amplio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más reducido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más amplio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diferencia ent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ede por encima de la línea de igual sig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 por encima de una línea n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tiene éxito por encima de una línea n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 arriba del signo ig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ede por encima del signo ig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 estrictam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igue estrictam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 por encima de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tiene éxito por encima de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 arriba n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tiene éxito por encima de no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precede mucho an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sigue mucho despué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relación 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contiene como subrelación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incluido con más su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contiene con más su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incluido con por su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contiene con por suscri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incluido con punto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contiene con punto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conjunto de signo igual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conjunto de signo igual arri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incluido aproximadamente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contiene aproximadam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conjunto de Arriba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conjunto de arriba casi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conjunto de lo anterior n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conjunto de arriba n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operador de caja abierta a la izquierda cuadr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operador de caja abierta a la derecha cuadr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incluido con cierre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ontiene al cierre del subconju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incluido el cierre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ontiene al cierre del subconjunto o es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está incluido o contien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contiene o está incluido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incluido doblemente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contiene doblemente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contiene o está incluido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contiene o está incluido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perteneciente dirigido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bifurc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tachuela Izquierda Cor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tachuela corta hacia aba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con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barra vertical Torniquete a l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barra vertical doble Torniquete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double left turnsti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ble barra vertical doble torniquete izquie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barra con 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tachuela do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barra vertical con círc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barra con círcul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ela con mar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ela con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relación binaria de barra vertical trip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barra vertical triple con trazo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operador 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anidada menos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anidado mayor 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ble línea inclinada meno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ble línea inclinada mayor o igual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relación Binaria Triple Sól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operador de barra vertical triple gran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operador Doble Sól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barra vertical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barra vertical blanca N-A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formulario de presentación para coma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formulario de presentación para colon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formulario de presentación para punto y coma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formulario de presentación para el signo de exclamación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formulario de presentación para el signo de interrogación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formulario de presentación para elipsis horizontal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formulario de presentación para líder vertical de dos pu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formulario de presentación para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formulario de presentación para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formulario de presentación para línea vertical ba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formulario de presentación para línea baja ondulada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punto de sésa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punto de sésamo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línea discontinu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centinela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ondulado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ble Ondulado Ondul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línea baja discontinu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línea baja de línea cent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línea baja ondul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comas pequeñ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parada completa pequeñ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pequeño punto y co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pequeño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pequeño signo de interrog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pequeño signo de exclamac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pequeño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igno de número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ampersand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pequeño asteris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igno más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pequeño guión-men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igno menor que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igno mayor que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igno pequeño ig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división ente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pequeño signo de dó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igno de porcentaje pequeñ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pequeño comercial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signo de exclamación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comillas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úmero de sign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signo de dólar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signo de porcentaje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óstrofe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c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sign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a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anch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fullwidth Ful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ólid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ancho completo d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punto y coma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ancho completo menos de la señ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signo de igual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ancho completo mayor que el sig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signo de interrogación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ercial de ancho completo 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sólido invers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acento circunflej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línea baja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acento grave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barra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signo de centavo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signo de libra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fullwidth no firm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ancho completo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arra rota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signo de yen de ancho compl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signo de ancho completo gan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formas de ancho medio luz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medio ancho cuadrad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círculo blanco de medio ancho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espacio Six-Per-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separador de lin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separador de párraf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espa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guión cor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ancho de cero no ensambla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ancho de cero ensambla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marca de izquierda 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marca de derecha 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incrustación de izquierda 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incrustación de derecha 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formato direccional p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anulación de izquierda a dere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anulación de derecha a izquie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espacio estrecho sin descan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r el intercambio simétr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r el intercambio simétr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formas de dígitos nacion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formas de dígitos nomina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ancla de anotación interline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separador de anotación interline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terminador de anotación interlinea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estrella rel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estrella vací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marca de verificación pesada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marca de verificación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ció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multiplicación pesada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boleta pesada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cruz de Ma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estrella de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cuatro asterisco de lág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cuatro asterisco de glob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pesado Cuatro asterisco impulsado por glob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cuatro asterisco de club-spok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estrella de cuatro puntas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estrella blanca de cuatro punt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destell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estrés subrayado estrella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estrella blanca sombre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asterisco pes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centro abierto de asteris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ocho asterisco habl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ocho estrellas negras puntiagu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ocho estrellas de molinete en pun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estrella rellena de seis punt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doce estrellas negras puntiagu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florette bl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ocho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írculo abierto centro ocho estrellas señala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asterisco pesado del molinillo de vi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copo de ni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copo de nieve trifolio apret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opo de nieve pesado de Chev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bril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chispa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asterisco de glob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símbolo exponente decim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círculo blanco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círculo negro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centro abierto de la cr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pesado centro abierto cr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estrella blanca circul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centro Abierto Estrell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centro negro estrella blan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contorneado negro estre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estrella negra contorneada pes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dieciséis asteriscos en pun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asterisco con efecto de lág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centro abierto con asterisco con forma de lág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eis pétalos de florette en blanco y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florette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ocho asterisco de hélice con efecto de lág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asterisk de hélice en forma de lágr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marca de la cr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círculo blanco sombreado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Vulgar Fracción Un Sépti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Vulgar Fracción Un Nov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Vulgar Fracción Un Déci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Vulgar Fracción Un Terc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Fracción vulgar dos terci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Vulgar Fraction One Fif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Fracción vulgar dos qui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Fracción vulgar tres qui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racción vulgar cuatro quin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Vulgar Fracción Un Sex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Vulgar Fraction 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Número diez en un círculo en la Plaz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Número veinte en un círculo en la Plaz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al cuadr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al cub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un cuar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un me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res cuar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Vulgar fracción cinco sex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Vulgar Fracción Un Octav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Fracción vulgar tres octav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racción vulgar cinco octav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Fracción vulgar siete octav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dor de fracciones u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Número circundado treinta en cuadrad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Número circundado Cuarenta en cuadrado neg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írculo número cincuenta en la plaz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írculo número sesenta en la plaz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Número setenta en un círculo en la Plaza Neg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írculo número ochenta en cuadrado negro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